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 Simón Bolívar</text:p>
      <text:p text:style-name="Standard">Departamento de Computación y Tecnología de la Inform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rea 4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Roso Peñaranda</text:p>
      <text:p text:style-name="P4">Nilver Viera</text:p>
      <text:p text:style-name="P4">Karla Alzuro</text:p>
      <text:p text:style-name="P4">Joel Araujo 10-10797</text:p>
      <text:p text:style-name="P4">Arturo Voltattorni 10-107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o </meta:initial-creator>
    <meta:creation-date>2013-10-07T00:58:52</meta:creation-date>
    <dc:date>2013-10-07T01:00:59</dc:date>
    <dc:creator>Arturo </dc:creator>
    <meta:editing-duration>P0D</meta:editing-duration>
    <meta:editing-cycles>1</meta:editing-cycles>
    <meta:document-statistic meta:table-count="0" meta:image-count="0" meta:object-count="0" meta:page-count="1" meta:paragraph-count="8" meta:word-count="25" meta:character-count="175" meta:non-whitespace-character-count="158"/>
    <meta:generator>LibreOffice/3.5$Linux_x86 LibreOffice_project/350m1$Build-2</meta:generator>
  </office:meta>
</office:document-meta>
</file>